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ockJsSessionTests.handleSuccessiv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AbstractHttpSockJsSession.setExceptionOnWriteFrame( IOException exceptionOnWrite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bstractHttpSockJsSession.TestAbstractHttpSockJsSession( SockJsServiceConfig config , WebSocketHandler handler ,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bstractHttpSockJsSession.wasHeartbeatSchedu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bstractHttpSockJsSession.scheduleHeartbe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ckJsSessionTests.initSockJs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bstractHttpSockJsSession.writeFrameInternal( SockJsFrame fr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AbstractHttpSockJsSession.flush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SockJsSessionTests.handleInitial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AbstractHttpSockJsSession.getPrelude( 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ckJsSess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AbstractHttpSockJsSession.wasCacheFlus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